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4a162" officeooo:paragraph-rsid="0004a162"/>
    </style:style>
    <style:style style:name="P2" style:family="paragraph" style:parent-style-name="Standard">
      <style:text-properties officeooo:rsid="0004a162" officeooo:paragraph-rsid="0004a5e4"/>
    </style:style>
    <style:style style:name="P3" style:family="paragraph" style:parent-style-name="Standard">
      <style:text-properties officeooo:rsid="0004a5e4" officeooo:paragraph-rsid="0004a162"/>
    </style:style>
    <style:style style:name="P4" style:family="paragraph" style:parent-style-name="Standard">
      <style:text-properties officeooo:rsid="0004a5e4" officeooo:paragraph-rsid="0004a5e4"/>
    </style:style>
    <style:style style:name="P5" style:family="paragraph" style:parent-style-name="Standard">
      <style:text-properties officeooo:rsid="0004a5e4" officeooo:paragraph-rsid="00069f6b"/>
    </style:style>
    <style:style style:name="P6" style:family="paragraph" style:parent-style-name="Standard">
      <style:text-properties officeooo:rsid="0008b36b" officeooo:paragraph-rsid="0008b36b"/>
    </style:style>
    <style:style style:name="P7" style:family="paragraph" style:parent-style-name="Standard">
      <style:text-properties officeooo:rsid="000a7776" officeooo:paragraph-rsid="000a7776"/>
    </style:style>
    <style:style style:name="P8" style:family="paragraph" style:parent-style-name="Standard">
      <style:text-properties officeooo:rsid="000c1232" officeooo:paragraph-rsid="000c1232"/>
    </style:style>
    <style:style style:name="P9" style:family="paragraph" style:parent-style-name="Standard">
      <style:text-properties officeooo:rsid="000c81fd" officeooo:paragraph-rsid="000c81fd"/>
    </style:style>
    <style:style style:name="P10" style:family="paragraph" style:parent-style-name="Standard">
      <style:text-properties fo:font-weight="bold" officeooo:rsid="000c81fd" officeooo:paragraph-rsid="000c81fd" style:font-weight-asian="bold" style:font-weight-complex="bold"/>
    </style:style>
    <style:style style:name="P11" style:family="paragraph" style:parent-style-name="Standard">
      <style:text-properties fo:font-weight="bold" officeooo:rsid="0004a162" officeooo:paragraph-rsid="0004a162" style:font-weight-asian="bold" style:font-weight-complex="bold"/>
    </style:style>
    <style:style style:name="P12" style:family="paragraph" style:parent-style-name="Standard">
      <style:text-properties fo:font-weight="bold" officeooo:rsid="000dd15c" officeooo:paragraph-rsid="000dd15c" style:font-weight-asian="bold" style:font-weight-complex="bold"/>
    </style:style>
    <style:style style:name="P13" style:family="paragraph" style:parent-style-name="Standard">
      <style:text-properties fo:font-weight="bold" officeooo:rsid="0010a8b9" officeooo:paragraph-rsid="0010a8b9" style:font-weight-asian="bold" style:font-weight-complex="bold"/>
    </style:style>
    <style:style style:name="P14" style:family="paragraph" style:parent-style-name="Standard">
      <style:text-properties fo:font-weight="bold" officeooo:rsid="0010a8b9" officeooo:paragraph-rsid="0012dae8" style:font-weight-asian="bold" style:font-weight-complex="bold"/>
    </style:style>
    <style:style style:name="P15" style:family="paragraph" style:parent-style-name="Standard">
      <style:text-properties officeooo:paragraph-rsid="000dd15c"/>
    </style:style>
    <style:style style:name="T1" style:family="text">
      <style:text-properties officeooo:rsid="0004a162"/>
    </style:style>
    <style:style style:name="T2" style:family="text">
      <style:text-properties officeooo:rsid="0004a5e4"/>
    </style:style>
    <style:style style:name="T3" style:family="text">
      <style:text-properties officeooo:rsid="00069f6b"/>
    </style:style>
    <style:style style:name="T4" style:family="text">
      <style:text-properties officeooo:rsid="0006d347"/>
    </style:style>
    <style:style style:name="T5" style:family="text">
      <style:text-properties officeooo:rsid="000aeddc"/>
    </style:style>
    <style:style style:name="T6" style:family="text">
      <style:text-properties fo:font-weight="normal" style:font-weight-asian="normal" style:font-weight-complex="normal"/>
    </style:style>
    <style:style style:name="T7" style:family="text">
      <style:text-properties fo:font-weight="normal" officeooo:rsid="000e86d0" style:font-weight-asian="normal" style:font-weight-complex="normal"/>
    </style:style>
    <style:style style:name="T8" style:family="text">
      <style:text-properties fo:font-weight="normal" officeooo:rsid="00105d8f" style:font-weight-asian="normal" style:font-weight-complex="normal"/>
    </style:style>
    <style:style style:name="T9" style:family="text">
      <style:text-properties fo:font-weight="normal" officeooo:rsid="0010a8b9" style:font-weight-asian="normal" style:font-weight-complex="normal"/>
    </style:style>
    <style:style style:name="T10" style:family="text">
      <style:text-properties fo:font-weight="normal" officeooo:rsid="001177b2" style:font-weight-asian="normal" style:font-weight-complex="normal"/>
    </style:style>
    <style:style style:name="T11" style:family="text">
      <style:text-properties fo:font-weight="normal" officeooo:rsid="0012dae8" style:font-weight-asian="normal" style:font-weight-complex="normal"/>
    </style:style>
    <style:style style:name="T12" style:family="text">
      <style:text-properties fo:font-weight="normal" officeooo:rsid="0013adbb" style:font-weight-asian="normal" style:font-weight-complex="normal"/>
    </style:style>
    <style:style style:name="T13" style:family="text">
      <style:text-properties fo:font-weight="normal" officeooo:rsid="000dd15c"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etting GNSS configuration for the Gnat</text:p>
      <text:p text:style-name="P1"/>
      <text:p text:style-name="P8">The GNSS receiver that is mounted on the Gnat has a number of options that can be set in the Arduino sketch. Below are the ones that are used in the Arduino sketch for tracking. We are working to better understand other settings that are possible. </text:p>
      <text:p text:style-name="P8"/>
      <text:p text:style-name="P9">The second half of this document has functions that can be used to extract data from the GNSS receiver.</text:p>
      <text:p text:style-name="P3"/>
      <text:p text:style-name="P1">--</text:p>
      <text:p text:style-name="P1"><text:s/>/* Initialize and configure GNSS */</text:p>
      <text:p text:style-name="P1"><text:s text:c="2"/>GNSS.begin(Serial1, GNSS.MODE_UBLOX, GNSS.RATE_1HZ); // Start GNSS</text:p>
      <text:p text:style-name="P1"><text:s text:c="2"/>while (GNSS.busy()) { } </text:p>
      <text:p text:style-name="P1"><text:s text:c="2"/></text:p>
      <text:p text:style-name="P1"><text:s text:c="2"/>GNSS.setConstellation((GNSSClass::GNSSconstellation)11); </text:p>
      <text:p text:style-name="P1"><text:s text:c="3"/>while (GNSS.busy()) { } </text:p>
      <text:p text:style-name="P1"/>
      <text:p text:style-name="P1"><text:s text:c="2"/>GNSS.setAntenna(GNSS.ANTENNA_EXTERNAL); <text:s/></text:p>
      <text:p text:style-name="P1"><text:s text:c="2"/>while (GNSS.busy()) { }</text:p>
      <text:p text:style-name="P1"/>
      <text:p text:style-name="P1"><text:s text:c="2"/>GNSS.enableWakeup();</text:p>
      <text:p text:style-name="P1">–</text:p>
      <text:p text:style-name="P1"/>
      <text:p text:style-name="P4">The setting that lets you select the GNSS constelation(s) you want to access is:</text:p>
      <text:p text:style-name="P2"><text:s/>GNSS.setConstellation((GNSSClass::GNSSconstellation)11); </text:p>
      <text:p text:style-name="P2"/>
      <text:p text:style-name="P4">The “11” above is a <text:span text:style-name="T5">bit</text:span> mask that is used to select the <text:span text:style-name="T1">GPS + GLONASS + Galileo </text:span>constellations. </text:p>
      <text:p text:style-name="P4">The <text:span text:style-name="T5">permissible GNSS </text:span>constellation options <text:span text:style-name="T5">along with their mask value </text:span>are:</text:p>
      <text:p text:style-name="P6">1: GPS</text:p>
      <text:p text:style-name="P6">2: GLONASS</text:p>
      <text:p text:style-name="P6">4: BeiDou</text:p>
      <text:p text:style-name="P7">8: <text:s/><text:span text:style-name="T2">Galileo</text:span></text:p>
      <text:p text:style-name="P4"><text:span text:style-name="T5">9: </text:span>GPS + Galileo</text:p>
      <text:p text:style-name="P4"><text:span text:style-name="T4">11: </text:span>GPS + Galileo + GLONASS</text:p>
      <text:p text:style-name="P4"><text:span text:style-name="T4">13: </text:span>GPS + Galileo + BeiDou</text:p>
      <text:p text:style-name="P4"><text:span text:style-name="T5">3: </text:span>GPS + GLONASS</text:p>
      <text:p text:style-name="P4"><text:span text:style-name="T5">5: </text:span>GPS + <text:span text:style-name="T3">BeiDou</text:span></text:p>
      <text:p text:style-name="P5"><text:span text:style-name="T5">10: </text:span>Galileo + GLONASS</text:p>
      <text:p text:style-name="P5"><text:span text:style-name="T5">12: </text:span>Galileo + <text:span text:style-name="T3">BeiDou</text:span></text:p>
      <text:p text:style-name="P5"><text:span text:style-name="T5">6: </text:span>GLONASS <text:span text:style-name="T3">+ BeiDou</text:span></text:p>
      <text:p text:style-name="P2"/>
      <text:p text:style-name="P2"/>
      <text:p text:style-name="P10">Functions to extract GNSS data</text:p>
      <text:p text:style-name="P15"><text:span text:style-name="T12">Many examples of the possible functions is in the example Arduino sketch, GPS.ino that is available from the GitHub repository: </text:span><text:a xlink:type="simple" xlink:href="https://github.com/GrumpyOldPizza/ArduinoCore-stm32l0/tree/master/libraries/GNSS" text:style-name="Internet_20_link" text:visited-style-name="Visited_20_Internet_20_Link"><text:span text:style-name="T12">https://github.com/GrumpyOldPizza/ArduinoCore-stm32l0/tree/master/libraries/GNSS</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ed Horning</meta:initial-creator>
    <meta:creation-date>2020-08-27T13:48:13.917789074</meta:creation-date>
    <dc:date>2020-08-27T14:52:31.310903139</dc:date>
    <dc:creator>Ned Horning</dc:creator>
    <meta:editing-duration>PT53M58S</meta:editing-duration>
    <meta:editing-cycles>16</meta:editing-cycles>
    <meta:generator>LibreOffice/6.0.7.3$Linux_X86_64 LibreOffice_project/00m0$Build-3</meta:generator>
    <meta:document-statistic meta:table-count="0" meta:image-count="0" meta:object-count="0" meta:page-count="1" meta:paragraph-count="32" meta:word-count="214" meta:character-count="1444" meta:non-whitespace-character-count="1232"/>
  </office:meta>
</office:document-meta>
</file>